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bfaaf" officeooo:paragraph-rsid="001bfaaf"/>
    </style:style>
    <style:style style:name="P2" style:family="paragraph" style:parent-style-name="Text_20_body">
      <style:text-properties officeooo:rsid="001f2fbd" officeooo:paragraph-rsid="001f2fbd"/>
    </style:style>
    <style:style style:name="P3" style:family="paragraph" style:parent-style-name="Text_20_body">
      <style:text-properties fo:font-weight="bold" officeooo:rsid="001f2fbd" officeooo:paragraph-rsid="001f2fbd" style:font-weight-asian="bold" style:font-weight-complex="bold"/>
    </style:style>
    <style:style style:name="T1" style:family="text">
      <style:text-properties officeooo:rsid="001d9d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buntu Vrac</text:p>
      <text:p text:style-name="Text_20_body"/>
      <text:p text:style-name="Text_20_body"/>
      <text:p text:style-name="P1">Faire un imprime écran <text:span text:style-name="T1">d'une zone</text:span> : maj+impr.ecran (<text:a xlink:type="simple" xlink:href="http://doc.ubuntu-fr.org/capture_d_ecran">http://doc.ubuntu-fr.org/capture_d_ecran</text:a>)</text:p>
      <text:p text:style-name="P2">se mettre en mode ROOT :</text:p>
      <text:p text:style-name="P3">sudo su – roo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5:56:28.871832080</meta:creation-date>
    <dc:date>2014-08-21T16:45:40.674746437</dc:date>
    <meta:editing-duration>PT59S</meta:editing-duration>
    <meta:editing-cycles>4</meta:editing-cycles>
    <meta:generator>LibreOffice/4.2.4.2$Linux_X86_64 LibreOffice_project/420m0$Build-2</meta:generator>
    <meta:document-statistic meta:table-count="0" meta:image-count="0" meta:object-count="0" meta:page-count="1" meta:paragraph-count="4" meta:word-count="20" meta:character-count="142" meta:non-whitespace-character-count="125"/>
  </office:meta>
</office:document-meta>
</file>